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roman" style:font-pitch="variable"/>
    <style:font-face style:name="Ubuntu1" svg:font-family="Ubuntu" style:font-family-generic="swiss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0b78b" officeooo:paragraph-rsid="0010b78b"/>
    </style:style>
    <style:style style:name="P2" style:family="paragraph" style:parent-style-name="Standard" style:list-style-name="L1">
      <style:text-properties officeooo:paragraph-rsid="0010b78b"/>
    </style:style>
    <style:style style:name="P3" style:family="paragraph" style:parent-style-name="Standard" style:list-style-name="L1">
      <style:text-properties officeooo:rsid="00117452" officeooo:paragraph-rsid="00117452"/>
    </style:style>
    <style:style style:name="P4" style:family="paragraph" style:parent-style-name="Standard" style:list-style-name="L1">
      <style:text-properties officeooo:rsid="00117452" officeooo:paragraph-rsid="00128f8a"/>
    </style:style>
    <style:style style:name="P5" style:family="paragraph" style:parent-style-name="Standard" style:list-style-name="L1">
      <style:text-properties officeooo:rsid="00128f8a" officeooo:paragraph-rsid="00128f8a"/>
    </style:style>
    <style:style style:name="P6" style:family="paragraph" style:parent-style-name="Standard" style:list-style-name="L1">
      <style:text-properties officeooo:rsid="00145070" officeooo:paragraph-rsid="00145070"/>
    </style:style>
    <style:style style:name="P7" style:family="paragraph" style:parent-style-name="Standard" style:list-style-name="L1">
      <style:text-properties officeooo:rsid="0016db71" officeooo:paragraph-rsid="0016db71"/>
    </style:style>
    <style:style style:name="P8" style:family="paragraph" style:parent-style-name="Standard">
      <style:text-properties officeooo:rsid="0016db71" officeooo:paragraph-rsid="0016db71"/>
    </style:style>
    <style:style style:name="P9" style:family="paragraph" style:parent-style-name="Standard" style:list-style-name="L3">
      <style:text-properties officeooo:rsid="0016db71" officeooo:paragraph-rsid="0016db71"/>
    </style:style>
    <style:style style:name="P10" style:family="paragraph" style:parent-style-name="Standard" style:list-style-name="L2">
      <style:text-properties officeooo:paragraph-rsid="0016db71"/>
    </style:style>
    <style:style style:name="P11" style:family="paragraph" style:parent-style-name="Standard" style:list-style-name="L3">
      <style:text-properties officeooo:paragraph-rsid="0016db71"/>
    </style:style>
    <style:style style:name="P12" style:family="paragraph" style:parent-style-name="Standard" style:list-style-name="L3">
      <style:text-properties officeooo:rsid="00187455" officeooo:paragraph-rsid="00187455"/>
    </style:style>
    <style:style style:name="T1" style:family="text">
      <style:text-properties officeooo:rsid="0010b78b"/>
    </style:style>
    <style:style style:name="T2" style:family="text">
      <style:text-properties officeooo:rsid="00128f8a"/>
    </style:style>
    <style:style style:name="T3" style:family="text">
      <style:text-properties officeooo:rsid="001357ef"/>
    </style:style>
    <style:style style:name="T4" style:family="text">
      <style:text-properties officeooo:rsid="00159d21"/>
    </style:style>
    <style:style style:name="T5" style:family="text">
      <style:text-properties officeooo:rsid="0016db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76083538517244222" text:style-name="L1">
        <text:list-header>
          <text:p text:style-name="P7">1. Octal 4 = 0</text:p>
          <text:list>
            <text:list-header>
              <text:p text:style-name="P2"><text:span text:style-name="T1">Switch(Octal 3)</text:span></text:p>
              <text:list>
                <text:list-item>
                  <text:p text:style-name="P1">Switch(Octal <text:span text:style-name="T4">2</text:span>)</text:p>
                  <text:list>
                    <text:list-item>
                      <text:p text:style-name="P1">Switch(Octal <text:span text:style-name="T4">5</text:span>)</text:p>
                      <text:list>
                        <text:list-item>
                          <text:p text:style-name="P1">Switch(Octal <text:span text:style-name="T4">0</text:span>)</text:p>
                          <text:list>
                            <text:list-item>
                              <text:p text:style-name="P1">HALT</text:p>
                            </text:list-item>
                            <text:list-item>
                              <text:p text:style-name="P1">WAIT</text:p>
                            </text:list-item>
                            <text:list-item>
                              <text:p text:style-name="P1">X</text:p>
                            </text:list-item>
                            <text:list-item>
                              <text:p text:style-name="P1">X</text:p>
                            </text:list-item>
                            <text:list-item>
                              <text:p text:style-name="P1">X</text:p>
                            </text:list-item>
                            <text:list-item>
                              <text:p text:style-name="P1">RESET</text:p>
                            </text:list-item>
                          </text:list>
                        </text:list-item>
                        <text:list-item>
                          <text:p text:style-name="P6">BPL loc</text:p>
                        </text:list-item>
                      </text:list>
                    </text:list-item>
                    <text:list-item>
                      <text:p text:style-name="P1">JMP dst</text:p>
                    </text:list-item>
                    <text:list-item>
                      <text:p text:style-name="P1">Switch(Octal <text:span text:style-name="T4">1</text:span>)</text:p>
                      <text:list>
                        <text:list-item>
                          <text:p text:style-name="P3">RTS reg</text:p>
                        </text:list-item>
                        <text:list-item>
                          <text:p text:style-name="P3">X</text:p>
                        </text:list-item>
                        <text:list-item>
                          <text:p text:style-name="P3">X</text:p>
                        </text:list-item>
                        <text:list-item>
                          <text:p text:style-name="P3">X</text:p>
                        </text:list-item>
                        <text:list-item>
                          <text:p text:style-name="P3">Switch(Octal <text:span text:style-name="T4">0</text:span>)</text:p>
                          <text:list>
                            <text:list-item>
                              <text:p text:style-name="P3">X</text:p>
                            </text:list-item>
                            <text:list-item>
                              <text:p text:style-name="P3">CLC</text:p>
                            </text:list-item>
                            <text:list-item>
                              <text:p text:style-name="P3">CLV</text:p>
                            </text:list-item>
                            <text:list-item>
                              <text:p text:style-name="P3">X</text:p>
                            </text:list-item>
                            <text:list-item>
                              <text:p text:style-name="P3">CLZ</text:p>
                            </text:list-item>
                          </text:list>
                        </text:list-item>
                        <text:list-item>
                          <text:p text:style-name="P3">CLN</text:p>
                        </text:list-item>
                        <text:list-item>
                          <text:p text:style-name="P3">Swtich(Octal <text:span text:style-name="T4">0</text:span>)</text:p>
                          <text:list>
                            <text:list-item>
                              <text:p text:style-name="P3">X</text:p>
                            </text:list-item>
                            <text:list-item>
                              <text:p text:style-name="P3">SEC</text:p>
                            </text:list-item>
                            <text:list-item>
                              <text:p text:style-name="P3">SEV</text:p>
                            </text:list-item>
                            <text:list-item>
                              <text:p text:style-name="P3">X</text:p>
                            </text:list-item>
                            <text:list-item>
                              <text:p text:style-name="P3">SEZ</text:p>
                            </text:list-item>
                          </text:list>
                        </text:list-item>
                        <text:list-item>
                          <text:p text:style-name="P3">SEN</text:p>
                        </text:list-item>
                      </text:list>
                    </text:list-item>
                    <text:list-item>
                      <text:p text:style-name="P3">SWAB dst</text:p>
                    </text:list-item>
                    <text:list-item>
                      <text:p text:style-name="P3">Switch(Octal <text:span text:style-name="T4">5</text:span>)</text:p>
                      <text:list>
                        <text:list-item>
                          <text:p text:style-name="P3">BR loc</text:p>
                        </text:list-item>
                        <text:list-item>
                          <text:p text:style-name="P3">BMI loc</text:p>
                        </text:list-item>
                      </text:list>
                    </text:list-item>
                  </text:list>
                </text:list-item>
                <text:list-item>
                  <text:p text:style-name="P3">Switch(Octal <text:span text:style-name="T4">2</text:span>)</text:p>
                  <text:list>
                    <text:list-item>
                      <text:p text:style-name="P3">Switch(Octal <text:span text:style-name="T4">5</text:span>)</text:p>
                      <text:list>
                        <text:list-item>
                          <text:p text:style-name="P3">BNE loc</text:p>
                        </text:list-item>
                        <text:list-item>
                          <text:p text:style-name="P3">BHI loc</text:p>
                        </text:list-item>
                      </text:list>
                    </text:list-item>
                    <text:list-item>
                      <text:p text:style-name="P3">X</text:p>
                    </text:list-item>
                    <text:list-item>
                      <text:p text:style-name="P3">X</text:p>
                    </text:list-item>
                    <text:list-item>
                      <text:p text:style-name="P3">X</text:p>
                    </text:list-item>
                    <text:list-item>
                      <text:p text:style-name="P3">Switch(Octal <text:span text:style-name="T4">5</text:span>)</text:p>
                      <text:list>
                        <text:list-item>
                          <text:p text:style-name="P3">BEQ loc</text:p>
                        </text:list-item>
                        <text:list-item>
                          <text:p text:style-name="P3">BLOS loc</text:p>
                        </text:list-item>
                      </text:list>
                    </text:list-item>
                  </text:list>
                </text:list-item>
                <text:list-item>
                  <text:p text:style-name="P3">Switch(Octal <text:span text:style-name="T4">2</text:span>)</text:p>
                  <text:list>
                    <text:list-item>
                      <text:p text:style-name="P3">Switch(Octal <text:span text:style-name="T5">5</text:span>)</text:p>
                      <text:list>
                        <text:list-item>
                          <text:p text:style-name="P3">BGE loc</text:p>
                        </text:list-item>
                        <text:list-item>
                          <text:p text:style-name="P3"><text:soft-page-break/>BVC loc</text:p>
                        </text:list-item>
                      </text:list>
                    </text:list-item>
                    <text:list-item>
                      <text:p text:style-name="P3">X</text:p>
                    </text:list-item>
                    <text:list-item>
                      <text:p text:style-name="P3">X</text:p>
                    </text:list-item>
                    <text:list-item>
                      <text:p text:style-name="P3">X</text:p>
                    </text:list-item>
                    <text:list-item>
                      <text:p text:style-name="P3">Switch(Octal <text:span text:style-name="T5">5</text:span>)</text:p>
                      <text:list>
                        <text:list-item>
                          <text:p text:style-name="P3">BLT loc</text:p>
                        </text:list-item>
                        <text:list-item>
                          <text:p text:style-name="P3">BVS <text:span text:style-name="T3">loc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Switch(Octal <text:span text:style-name="T5">2</text:span>)</text:p>
                  <text:list>
                    <text:list-item>
                      <text:p text:style-name="P3">Switch(Octal <text:span text:style-name="T5">5</text:span>)</text:p>
                      <text:list>
                        <text:list-item>
                          <text:p text:style-name="P3">BGT loc</text:p>
                        </text:list-item>
                        <text:list-item>
                          <text:p text:style-name="P3">BCC loc</text:p>
                        </text:list-item>
                      </text:list>
                    </text:list-item>
                    <text:list-item>
                      <text:p text:style-name="P3">X</text:p>
                    </text:list-item>
                    <text:list-item>
                      <text:p text:style-name="P3">X</text:p>
                    </text:list-item>
                    <text:list-item>
                      <text:p text:style-name="P3">X</text:p>
                    </text:list-item>
                    <text:list-item>
                      <text:p text:style-name="P3">Switch(Octal <text:span text:style-name="T5">5</text:span>)</text:p>
                      <text:list>
                        <text:list-item>
                          <text:p text:style-name="P3">BLE loc</text:p>
                        </text:list-item>
                        <text:list-item>
                          <text:p text:style-name="P3">BCS loc</text:p>
                        </text:list-item>
                      </text:list>
                    </text:list-item>
                  </text:list>
                </text:list-item>
                <text:list-item>
                  <text:p text:style-name="P3">JSR reg, dst</text:p>
                </text:list-item>
                <text:list-item>
                  <text:p text:style-name="P3">Switch(Octal <text:span text:style-name="T5">5</text:span>)</text:p>
                  <text:list>
                    <text:list-item>
                      <text:p text:style-name="P3">Switch(Octal <text:span text:style-name="T5">2</text:span>)</text:p>
                      <text:list>
                        <text:list-item>
                          <text:p text:style-name="P3">CLR dst</text:p>
                        </text:list-item>
                        <text:list-item>
                          <text:p text:style-name="P3">COM dst</text:p>
                        </text:list-item>
                        <text:list-item>
                          <text:p text:style-name="P3">INC dst</text:p>
                        </text:list-item>
                        <text:list-item>
                          <text:p text:style-name="P3">DEC dst</text:p>
                        </text:list-item>
                        <text:list-item>
                          <text:p text:style-name="P3">NEG dst</text:p>
                        </text:list-item>
                        <text:list-item>
                          <text:p text:style-name="P3">ADC dst</text:p>
                        </text:list-item>
                        <text:list-item>
                          <text:p text:style-name="P3">SBC dst</text:p>
                        </text:list-item>
                        <text:list-item>
                          <text:p text:style-name="P3">TST dst</text:p>
                        </text:list-item>
                      </text:list>
                    </text:list-item>
                    <text:list-item>
                      <text:p text:style-name="P3">Switch(Octal <text:span text:style-name="T5">2</text:span>)</text:p>
                      <text:list>
                        <text:list-item>
                          <text:p text:style-name="P3">CLRB dst</text:p>
                        </text:list-item>
                        <text:list-item>
                          <text:p text:style-name="P3">COMB dst</text:p>
                        </text:list-item>
                        <text:list-item>
                          <text:p text:style-name="P3">INCB dst</text:p>
                        </text:list-item>
                        <text:list-item>
                          <text:p text:style-name="P3">DECB dst</text:p>
                        </text:list-item>
                        <text:list-item>
                          <text:p text:style-name="P3">NEGB dst</text:p>
                        </text:list-item>
                        <text:list-item>
                          <text:p text:style-name="P3">ADCB dst</text:p>
                        </text:list-item>
                        <text:list-item>
                          <text:p text:style-name="P3">SBCB dst</text:p>
                        </text:list-item>
                        <text:list-item>
                          <text:p text:style-name="P3">TSTB dst</text:p>
                        </text:list-item>
                      </text:list>
                    </text:list-item>
                  </text:list>
                </text:list-item>
                <text:list-item>
                  <text:p text:style-name="P3">Switch(Octal <text:span text:style-name="T5">5</text:span>)</text:p>
                  <text:list>
                    <text:list-item>
                      <text:p text:style-name="P4"><text:span text:style-name="T2">Switch(Octal 2)</text:span></text:p>
                      <text:list>
                        <text:list-item>
                          <text:p text:style-name="P4">ROR dst</text:p>
                        </text:list-item>
                        <text:list-item>
                          <text:p text:style-name="P3">ROL dst</text:p>
                        </text:list-item>
                        <text:list-item>
                          <text:p text:style-name="P3">ASR dst</text:p>
                        </text:list-item>
                        <text:list-item>
                          <text:p text:style-name="P3">ASL dst</text:p>
                        </text:list-item>
                      </text:list>
                    </text:list-item>
                    <text:list-item>
                      <text:p text:style-name="P5">Switch(Octal <text:span text:style-name="T5">2</text:span>)</text:p>
                      <text:list>
                        <text:list-item>
                          <text:p text:style-name="P5">RORB dst</text:p>
                        </text:list-item>
                        <text:list-item>
                          <text:p text:style-name="P5">ROLB dst</text:p>
                        </text:list-item>
                        <text:list-item>
                          <text:p text:style-name="P5">ASRB dst</text:p>
                        </text:list-item>
                        <text:list-item>
                          <text:p text:style-name="P5">ASLB dst</text:p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header>
      </text:list>
      <text:p text:style-name="P8"/>
      <text:list xml:id="list5010218991127099577" text:style-name="L2">
        <text:list-item>
          <text:p text:style-name="P10"><text:soft-page-break/><text:span text:style-name="T5">Octal 4 &gt; 0</text:span></text:p>
        </text:list-item>
      </text:list>
      <text:p text:style-name="P8"><text:tab/>Switch(Octal 5)</text:p>
      <text:list xml:id="list1610291145818669612" text:style-name="L3">
        <text:list-item>
          <text:p text:style-name="P9">Switch(Octal 4)</text:p>
          <text:list>
            <text:list-item>
              <text:p text:style-name="P11"><text:span text:style-name="T5">MOV src, dst</text:span></text:p>
            </text:list-item>
            <text:list-item>
              <text:p text:style-name="P9">CMP src, dst</text:p>
            </text:list-item>
            <text:list-item>
              <text:p text:style-name="P9">BIT src, dst</text:p>
            </text:list-item>
            <text:list-item>
              <text:p text:style-name="P9">BIC src, dst</text:p>
            </text:list-item>
            <text:list-item>
              <text:p text:style-name="P9">BIS src, dst</text:p>
            </text:list-item>
            <text:list-item>
              <text:p text:style-name="P9">ADD src, dst</text:p>
            </text:list-item>
          </text:list>
        </text:list-item>
        <text:list-item>
          <text:p text:style-name="P9">switch(Octal 4)</text:p>
          <text:list>
            <text:list-item>
              <text:p text:style-name="P9">MOVB src, dst</text:p>
            </text:list-item>
            <text:list-item>
              <text:p text:style-name="P9">CMPB src, dst</text:p>
            </text:list-item>
            <text:list-item>
              <text:p text:style-name="P9">BITB src, dst</text:p>
            </text:list-item>
            <text:list-item>
              <text:p text:style-name="P12">BICB src, dst</text:p>
            </text:list-item>
            <text:list-item>
              <text:p text:style-name="P12">BISB src, dst</text:p>
            </text:list-item>
            <text:list-item>
              <text:p text:style-name="P12">SUB src, ds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roman" style:font-pitch="variable"/>
    <style:font-face style:name="Ubuntu1" svg:font-family="Ubuntu" style:font-family-generic="swiss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Ubuntu2" style:font-size-asian="10.5pt" style:language-asian="zh" style:country-asian="CN" style:font-name-complex="Ubuntu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Ubuntu2" style:font-size-asian="10.5pt" style:language-asian="zh" style:country-asian="CN" style:font-name-complex="Ubuntu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1" fo:font-family="Ubuntu" style:font-family-generic="swiss" style:font-pitch="variable" fo:font-size="14pt" style:font-name-asian="Ubuntu2" style:font-family-asian="Ubuntu" style:font-family-generic-asian="system" style:font-pitch-asian="variable" style:font-size-asian="14pt" style:font-name-complex="Ubuntu2" style:font-family-complex="Ubuntu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7:57:51.351619484</meta:creation-date>
    <meta:generator>LibreOffice/4.1.4.2$Linux_X86_64 LibreOffice_project/410m0$Build-2</meta:generator>
    <dc:date>2014-02-07T20:09:49.397666671</dc:date>
    <meta:editing-duration>PT16M</meta:editing-duration>
    <meta:editing-cycles>2</meta:editing-cycles>
    <meta:document-statistic meta:table-count="0" meta:image-count="0" meta:object-count="0" meta:page-count="3" meta:paragraph-count="113" meta:word-count="324" meta:character-count="1160" meta:non-whitespace-character-count="1058"/>
  </office:meta>
</office:document-meta>
</file>